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DejaVu Sans Mono" svg:font-family="'DejaVu Sans Mono'" style:font-family-generic="modern" style:font-pitch="fixed"/>
    <style:font-face style:name="Liberation Serif" svg:font-family="'Liberation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jaliOldLipi" svg:font-family="AnjaliOldLipi" style:font-family-generic="system" style:font-pitch="variable"/>
    <style:font-face style:name="Droid Sans" svg:font-family="'Droid Sans'"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Times New Roman" style:font-name-complex="Times New Roman"/>
    </style:style>
    <style:style style:name="P2" style:family="paragraph" style:parent-style-name="Preformatted_20_Text" style:master-page-name="Standard">
      <style:paragraph-properties fo:line-height="150%" fo:text-align="center" style:justify-single-word="false" style:page-number="auto"/>
      <style:text-properties style:font-name="Times New Roman" fo:font-size="20pt" fo:font-weight="bold" style:font-size-asian="20pt" style:font-weight-asian="bold" style:font-name-complex="Times New Roman" style:font-size-complex="20pt" style:font-weight-complex="bold"/>
    </style:style>
    <style:style style:name="P3" style:family="paragraph" style:parent-style-name="Preformatted_20_Text">
      <style:paragraph-properties fo:line-height="150%"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4" style:family="paragraph" style:parent-style-name="Preformatted_20_Text">
      <style:paragraph-properties fo:line-height="150%" fo:text-align="justify" style:justify-single-word="false"/>
      <style:text-properties style:font-name="Times New Roman" fo:font-size="12pt" style:font-size-asian="12pt" style:font-name-complex="Times New Roman"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
      <text:p text:style-name="P3">Objective:</text:p>
      <text:p text:style-name="P4"><text:s text:c="4"/>To implement shingling algorithm of Document Similarity Detection for Indic Languages (Malayalam in particular). Due to the property of inflection and agglutination, Indic languages cannot be treated directly with word to word comparisons. So, a fuzzy search, Indic soundex and edit distance technologies should be used. Edit distance technology is used for words which are written similarly, Indic soundex technology is used for words which sound similar.</text:p>
      <text:p text:style-name="P1"/>
      <text:p text:style-name="P3">Existing System :</text:p>
      <text:p text:style-name="P4"><text:s text:c="4"/>No system is in existence for Document Similarity for Malayalam Language. SILPA framework handles inflections partially, and we intend to improvise it.</text:p>
      <text:p text:style-name="P1"/>
      <text:p text:style-name="P3">Proposed System :</text:p>
      <text:p text:style-name="P4"><text:s text:c="4"/>The texts are tokenized and each pair of corresponding token is treated with an approximate comparison algorithm which will take care of inflections (if any). Agglutinations are not in the scope of this project. The results of approximate comparison is used in <text:s/>Shingling Algorithm and the Jaccard's Similarity Formula to calculate the similarity. The words are arranged in ascending order and then tokenized to minimalize the problem of "word position similarity".</text:p>
      <text:p text:style-name="P1"/>
      <text:p text:style-name="P1"><text:span text:style-name="T1">Stakeholders :</text:span><text:span text:style-name="T2"> Language Scientists, Media personnels, Literature Experts and students. <text:s text:c="3"/></text:span></text:p>
      <text:p text:style-name="P1"/>
      <text:p text:style-name="P1"><text:span text:style-name="T1">Coding Backend :</text:span><text:span text:style-name="T2"> Python and SILPA (Swathanthra Indic Language Processing Applications)</text:span></text:p>
      <text:p text:style-name="P1"/>
      <text:p text:style-name="P1"><text:span text:style-name="T1">GUI Frontend :</text:span><text:span text:style-name="T2"> PyGTK/PyQ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DejaVu Sans Mono" svg:font-family="'DejaVu Sans Mono'" style:font-family-generic="modern" style:font-pitch="fixed"/>
    <style:font-face style:name="Liberation Serif" svg:font-family="'Liberation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jaliOldLipi" svg:font-family="AnjaliOldLipi"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AnjaliOldLip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Preformatted_20_Text" style:display-name="Preformatted Text" style:family="paragraph" style:parent-style-name="Standard" style:default-outline-level="" style:class="html">
      <style:paragraph-properties fo:margin-top="0cm" fo:margin-bottom="0cm"/>
      <style:text-properties style:font-name="DejaVu Sans Mono" fo:font-size="10pt" style:font-name-asian="Liberation Serif" style:font-size-asian="10pt" style:font-name-complex="Liberation Serif"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11:35:19</meta:creation-date>
    <dc:date>2013-11-06T11:46:46</dc:date>
    <meta:editing-duration>P0D</meta:editing-duration>
    <meta:editing-cycles>2</meta:editing-cycles>
    <meta:generator>LibreOffice/3.5$Linux_x86 LibreOffice_project/350m1$Build-2</meta:generator>
    <meta:document-statistic meta:table-count="0" meta:image-count="0" meta:object-count="0" meta:page-count="1" meta:paragraph-count="10" meta:word-count="193" meta:character-count="1337" meta:non-whitespace-character-count="1137"/>
  </office:meta>
</office:document-meta>
</file>